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197916666666667in"/>
    </style:style>
    <style:style style:name="co3" style:family="table-column">
      <style:table-column-properties fo:break-before="auto" style:column-width="5.447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Offense </text:p>
          </table:table-cell>
          <table:table-cell table:style-name="ce22" office:value-type="string">
            <text:p>Street </text:p>
          </table:table-cell>
          <table:table-cell table:style-name="ce22" office:value-type="string">
            <text:p>Sub </text:p>
          </table:table-cell>
          <table:table-cell table:style-name="ce22" office:value-type="string">
            <text:p>Zip </text:p>
          </table:table-cell>
          <table:table-cell table:style-name="ce22" office:value-type="string">
            <text:p>Area</text:p>
          </table:table-cell>
        </table:table-row>
        <table:table-row table:style-name="ro2">
          <table:table-cell table:style-name="ce23" office:value-type="date" office:date-value="2003-11-04T00:00:00">
            <text:p>11/4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AUGUST DRIVE 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4T00:00:00">
            <text:p>12/4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5T00:00:00">
            <text:p>7/15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9T00:00:00">
            <text:p>10/19/2003</text:p>
          </table:table-cell>
          <table:table-cell table:style-name="ce21" office:value-type="string">
            <text:p>ARSON </text:p>
          </table:table-cell>
          <table:table-cell table:style-name="ce24" office:value-type="string">
            <text:p>BACK CREEK ROAD </text:p>
          </table:table-cell>
          <table:table-cell table:style-name="ce25" office:value-type="float" office:value="179">
            <text:p>179</text:p>
          </table:table-cell>
          <table:table-cell table:style-name="ce25" office:value-type="float" office:value="23696">
            <text:p>23696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2T00:00:00">
            <text:p>1/22/2003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3T00:00:00">
            <text:p>1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3T00:00:00">
            <text:p>1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31T00:00:00">
            <text:p>5/3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0T00:00:00">
            <text:p>6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0T00:00:00">
            <text:p>6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6T00:00:00">
            <text:p>1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13T00:00:00">
            <text:p>1/1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8T00:00:00">
            <text:p>10/1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08T00:00:00">
            <text:p>9/8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6T00:00:00">
            <text:p>11/26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6T00:00:00">
            <text:p>10/16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Y TREE BEACH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6T00:00:00">
            <text:p>10/1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Y TREE BEACH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7T00:00:00">
            <text:p>3/2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AY TREE BEACH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1T00:00:00">
            <text:p>2/2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YTREE BEACH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2T00:00:00">
            <text:p>6/12/2003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BLANTON AVENU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0T00:00:00">
            <text:p>9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NTON DRIV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4T00:00:00">
            <text:p>10/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LANTON DRIV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16T00:00:00">
            <text:p>1/1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GHTON CIRCLE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8T00:00:00">
            <text:p>2/28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HARLES CIRCLE 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7T00:00:00">
            <text:p>4/17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6T00:00:00">
            <text:p>4/16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4T00:00:00">
            <text:p>6/2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6T00:00:00">
            <text:p>8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0T00:00:00">
            <text:p>10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4T00:00:00">
            <text:p>11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3T00:00:00">
            <text:p>2/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1T00:00:00">
            <text:p>6/1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31T00:00:00">
            <text:p>12/31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2T00:00:00">
            <text:p>1/22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06T00:00:00">
            <text:p>7/6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3T00:00:00">
            <text:p>7/13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4T00:00:00">
            <text:p>9/24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4T00:00:00">
            <text:p>11/4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31T00:00:00">
            <text:p>12/31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6T00:00:00">
            <text:p>4/16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3T00:00:00">
            <text:p>2/3/2003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24T00:00:00">
            <text:p>6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LUB WAY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2T00:00:00">
            <text:p>6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EK CIRCLE 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0T00:00:00">
            <text:p>2/20/2003</text:p>
          </table:table-cell>
          <table:table-cell table:style-name="ce21" office:value-type="string">
            <text:p>FALSELY SUMMONS OR FALSE REPORT TO POL </text:p>
          </table:table-cell>
          <table:table-cell table:style-name="ce21" office:value-type="string">
            <text:p>CREEK CIRCL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2T00:00:00">
            <text:p>2/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REEK CIRCLE 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6T00:00:00">
            <text:p>5/16/2003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CREEK CIRCLE 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6T00:00:00">
            <text:p>9/1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EK TERRACE 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1T00:00:00">
            <text:p>5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0T00:00:00">
            <text:p>9/10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9T00:00:00">
            <text:p>12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WSON CRESCENT 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3" office:value-type="date" office:date-value="2003-10-13T00:00:00">
            <text:p>10/1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WSON CRESCENT 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3" office:value-type="date" office:date-value="2003-01-26T00:00:00">
            <text:p>1/26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WSON DRIVE 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2T00:00:00">
            <text:p>10/2/2003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DAWSON DRIVE 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WSON DRIVE 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5T00:00:00">
            <text:p>11/15/2003</text:p>
          </table:table-cell>
          <table:table-cell table:style-name="ce21" office:value-type="string">
            <text:p>CONTRIBUTING TO THE DELINQUENCY OF A M</text:p>
          </table:table-cell>
          <table:table-cell table:style-name="ce21" office:value-type="string">
            <text:p>DAWSON DRIV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5T00:00:00">
            <text:p>11/15/2003</text:p>
          </table:table-cell>
          <table:table-cell table:style-name="ce21" office:value-type="string">
            <text:p>CONTRIBUTING TO THE DELINQUENCY OF A M</text:p>
          </table:table-cell>
          <table:table-cell table:style-name="ce21" office:value-type="string">
            <text:p>DAWSON DRIV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6T00:00:00">
            <text:p>1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WSON DRIVE 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5T00:00:00">
            <text:p>11/15/2003</text:p>
          </table:table-cell>
          <table:table-cell table:style-name="ce21" office:value-type="string">
            <text:p>PURCHASE ALCOHOL FOR UNAUTHORIZED PE </text:p>
          </table:table-cell>
          <table:table-cell table:style-name="ce21" office:value-type="string">
            <text:p>DAWSON DRIV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5T00:00:00">
            <text:p>11/15/2003</text:p>
          </table:table-cell>
          <table:table-cell table:style-name="ce21" office:value-type="string">
            <text:p>RAPE </text:p>
          </table:table-cell>
          <table:table-cell table:style-name="ce24" office:value-type="string">
            <text:p>DAWSON DRIVE </text:p>
          </table:table-cell>
          <table:table-cell table:style-name="ce25" office:value-type="float" office:value="247">
            <text:p>247</text:p>
          </table:table-cell>
          <table:table-cell table:style-name="ce25" office:value-type="float" office:value="23696">
            <text:p>23696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1T00:00:00">
            <text:p>12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ALBA LAN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2T00:00:00">
            <text:p>3/22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RL STREET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1T00:00:00">
            <text:p>8/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LLERSON COURT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5T00:00:00">
            <text:p>10/15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FOX LAN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5T00:00:00">
            <text:p>8/5/2003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FOX LAN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30T00:00:00">
            <text:p>3/30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OX LAN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0T00:00:00">
            <text:p>3/20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0T00:00:00">
            <text:p>3/20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8T00:00:00">
            <text:p>1/8/2003</text:p>
          </table:table-cell>
          <table:table-cell table:style-name="ce21" office:value-type="string">
            <text:p>DRIVING UNDER THE INFLUENCE OF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3" office:value-type="date" office:date-value="2003-03-20T00:00:00">
            <text:p>3/20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0T00:00:00">
            <text:p>3/20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0T00:00:00">
            <text:p>3/2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9T00:00:00">
            <text:p>11/19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9T00:00:00">
            <text:p>11/19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3T00:00:00">
            <text:p>6/3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7T00:00:00">
            <text:p>10/2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9T00:00:00">
            <text:p>11/1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4T00:00:00">
            <text:p>11/14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  <table:table-cell/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31T00:00:00">
            <text:p>3/31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GOOSLE</text:p>
          </table:table-cell>
          <table:table-cell table:style-name="ce21"/>
          <table:table-cell table:style-name="ce26" office:value-type="float" office:value="23696">
            <text:p>23696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31T00:00:00">
            <text:p>3/31/2003</text:p>
          </table:table-cell>
          <table:table-cell table:style-name="ce21" office:value-type="string">
            <text:p>DRIVING W/SUSPENDED OR REVOKED LICENS  </text:p>
          </table:table-cell>
          <table:table-cell table:style-name="ce21" office:value-type="string">
            <text:p>GEORGE WASHINGTON MEMORIAL HIGHWAY &amp; GOOSLE</text:p>
          </table:table-cell>
          <table:table-cell table:style-name="ce21"/>
          <table:table-cell table:style-name="ce26" office:value-type="float" office:value="23696">
            <text:p>23696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31T00:00:00">
            <text:p>3/31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GOOSLE </text:p>
          </table:table-cell>
          <table:table-cell table:style-name="ce21"/>
          <table:table-cell table:style-name="ce25" office:value-type="float" office:value="23696">
            <text:p>23696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6T00:00:00">
            <text:p>3/1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LEN COVE 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01T00:00:00">
            <text:p>11/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EGORY DRIVE 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6T00:00:00">
            <text:p>8/16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NSFORD LAN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08T00:00:00">
            <text:p>4/8/2003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HERITAGE PLACE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HERITAGE PLACE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14T00:00:00">
            <text:p>1/14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OANNE DRIV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OANNE DRIV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7T00:00:00">
            <text:p>3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OANNE DRIV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02T00:00:00">
            <text:p>9/2/2003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JOANNE DRIV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4T00:00:00">
            <text:p>8/4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KENNETH DRIVE 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8T00:00:00">
            <text:p>10/1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ENNETH DRIVE 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0T00:00:00">
            <text:p>7/1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2T00:00:00">
            <text:p>4/22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ION DRIV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9T00:00:00">
            <text:p>10/29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MARION DRIV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5T00:00:00">
            <text:p>7/15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MARION ROAD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8T00:00:00">
            <text:p>4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4T00:00:00">
            <text:p>5/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18T00:00:00">
            <text:p>9/18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LODY LANE 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5T00:00:00">
            <text:p>4/25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25T00:00:00">
            <text:p>4/2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18T00:00:00">
            <text:p>6/18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ARK LANE 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3T00:00:00">
            <text:p>10/3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RKER LAN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3T00:00:00">
            <text:p>10/3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ARKER LAN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3T00:00:00">
            <text:p>10/3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ARKER LAN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9T00:00:00">
            <text:p>7/19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ERRIN CIRCLE 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5T00:00:00">
            <text:p>2/15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RESSON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7T00:00:00">
            <text:p>10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SSON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5T00:00:00">
            <text:p>2/1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RESSON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6T00:00:00">
            <text:p>2/16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RESSON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4T00:00:00">
            <text:p>11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URGOL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8T00:00:00">
            <text:p>10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UTNAM DRIVE 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3" office:value-type="date" office:date-value="2003-09-27T00:00:00">
            <text:p>9/27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AYMOND DRIVE 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02T00:00:00">
            <text:p>3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AYMOND DRIVE 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7T00:00:00">
            <text:p>9/2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AYMOND DRIVE 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5T00:00:00">
            <text:p>10/5/2003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RAYMOND DRIVE 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27T00:00:00">
            <text:p>9/2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AYMOND DRIVE 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BECCA DRIVE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02T00:00:00">
            <text:p>8/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EBECCA DRIVE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ANNA DRIVE 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1T00:00:00">
            <text:p>12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ANNA DRIVE &amp; THOMAS DRIVE 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3T00:00:00">
            <text:p>2/3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1T00:00:00">
            <text:p>2/1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6T00:00:00">
            <text:p>11/26/2003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3T00:00:00">
            <text:p>12/3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0T00:00:00">
            <text:p>7/10/2003</text:p>
          </table:table-cell>
          <table:table-cell table:style-name="ce21" office:value-type="string">
            <text:p>ARSON </text:p>
          </table:table-cell>
          <table:table-cell table:style-name="ce24" office:value-type="string">
            <text:p>SEAFORD ROAD </text:p>
          </table:table-cell>
          <table:table-cell table:style-name="ce25" office:value-type="float" office:value="179">
            <text:p>179</text:p>
          </table:table-cell>
          <table:table-cell table:style-name="ce25" office:value-type="float" office:value="23696">
            <text:p>23696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3T00:00:00">
            <text:p>3/13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3T00:00:00">
            <text:p>8/23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30T00:00:00">
            <text:p>3/30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9T00:00:00">
            <text:p>11/19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4T00:00:00">
            <text:p>5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9-06T00:00:00">
            <text:p>9/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9T00:00:00">
            <text:p>8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11T00:00:00">
            <text:p>2/1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8T00:00:00">
            <text:p>7/2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4T00:00:00">
            <text:p>5/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4T00:00:00">
            <text:p>5/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3T00:00:00">
            <text:p>10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8T00:00:00">
            <text:p>8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9T00:00:00">
            <text:p>11/1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03T00:00:00">
            <text:p>1/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23T00:00:00">
            <text:p>10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3T00:00:00">
            <text:p>8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8T00:00:00">
            <text:p>12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21T00:00:00">
            <text:p>1/21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5T00:00:00">
            <text:p>3/15/2003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15T00:00:00">
            <text:p>3/15/2003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24T00:00:00">
            <text:p>2/24/2003</text:p>
          </table:table-cell>
          <table:table-cell table:style-name="ce21" office:value-type="string">
            <text:p>GRAFITTI, PUBLIC PROPERT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4T00:00:00">
            <text:p>8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9T00:00:00">
            <text:p>11/1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2T00:00:00">
            <text:p>11/2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8T00:00:00">
            <text:p>6/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10T00:00:00">
            <text:p>7/10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8T00:00:00">
            <text:p>7/2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1T00:00:00">
            <text:p>8/1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9T00:00:00">
            <text:p>6/9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14T00:00:00">
            <text:p>1/14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8T00:00:00">
            <text:p>2/8/2003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8T00:00:00">
            <text:p>7/28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04T00:00:00">
            <text:p>10/4/2003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4-19T00:00:00">
            <text:p>4/19/2003</text:p>
          </table:table-cell>
          <table:table-cell table:style-name="ce21" office:value-type="string">
            <text:p>VIOLATION OF PROTECTIVE ORDER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&amp; RAYMOND DRIV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30T00:00:00">
            <text:p>5/3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&amp; SOMMERVILL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15T00:00:00">
            <text:p>11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&amp; WORNOM DRIV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ARON DRIV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2-09T00:00:00">
            <text:p>2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ARON DRIV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27T00:00:00">
            <text:p>5/2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HIRLEY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0T00:00:00">
            <text:p>7/2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IMMONS DRIVE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0T00:00:00">
            <text:p>7/20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IMMONS DRIVE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6-08T00:00:00">
            <text:p>6/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OMMERVILLE ROAD AND SEAFORD ROAD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21T00:00:00">
            <text:p>8/21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2T00:00:00">
            <text:p>12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22T00:00:00">
            <text:p>12/2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PIVEY LAN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1T00:00:00">
            <text:p>12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MAS ROAD 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8T00:00:00">
            <text:p>5/8/2003</text:p>
          </table:table-cell>
          <table:table-cell table:style-name="ce21" office:value-type="string">
            <text:p>DRUGS, POSSESS COCAINE </text:p>
          </table:table-cell>
          <table:table-cell table:style-name="ce21" office:value-type="string">
            <text:p>THOMAS ROAD 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8T00:00:00">
            <text:p>5/8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THOMAS ROAD 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23T00:00:00">
            <text:p>11/2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VIEW DRIVE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14T00:00:00">
            <text:p>12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VIEW ROAD 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7-21T00:00:00">
            <text:p>7/21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ILLS CIRCLE 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14T00:00:00">
            <text:p>5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2-03T00:00:00">
            <text:p>1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04T00:00:00">
            <text:p>5/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5-30T00:00:00">
            <text:p>5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ROAD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4T00:00:00">
            <text:p>8/14/2003</text:p>
          </table:table-cell>
          <table:table-cell table:style-name="ce21" office:value-type="string">
            <text:p>EXTORTION BY THREAT </text:p>
          </table:table-cell>
          <table:table-cell table:style-name="ce21" office:value-type="string">
            <text:p>WORNMAN DRIVE 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8-14T00:00:00">
            <text:p>8/14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WORNMAN DRIVE 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10-13T00:00:00">
            <text:p>10/1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3" office:value-type="date" office:date-value="2003-01-15T00:00:00">
            <text:p>1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 POINT ROAD 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